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2665in"/>
    </style:style>
    <style:style style:name="co17" style:family="table-column">
      <style:table-column-properties fo:break-before="auto" style:column-width="0.961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0000"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4" style:family="table-cell" style:parent-style-name="Default">
      <style:text-properties fo:color="#ff0000" style:font-name="Arial" fo:font-weight="bold" style:font-weight-asian="bold" style:font-weight-complex="bold"/>
    </style:style>
    <style:style style:name="ce25" style:family="table-cell" style:parent-style-name="Default">
      <style:text-properties fo:color="#ff3333" style:font-name="Arial"/>
    </style:style>
    <style:style style:name="ce26" style:family="table-cell" style:parent-style-name="Default">
      <style:text-properties fo:color="#ff6666" style:font-name="Arial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2" style:family="table-cell" style:parent-style-name="Default">
      <style:text-properties fo:color="#ff3333"/>
    </style:style>
    <style:style style:name="ce36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ff" fo:font-weight="bold" style:font-weight-asian="bold" style:font-weight-complex="bold"/>
    </style:style>
    <style:style style:name="ce38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7" table:default-cell-style-name="ce9"/>
        <table:table-column table:style-name="co8" table:default-cell-style-name="ce11"/>
        <table:table-column table:style-name="co1" table:default-cell-style-name="Default"/>
        <table:table-column table:style-name="co9" table:default-cell-style-name="ce19"/>
        <table:table-column table:style-name="co10" table:default-cell-style-name="ce27"/>
        <table:table-column table:style-name="co15" table:default-cell-style-name="ce31"/>
        <table:table-column table:style-name="co1" table:default-cell-style-name="Default"/>
        <table:table-column table:style-name="co16" table:default-cell-style-name="ce29"/>
        <table:table-column table:style-name="co17" table:default-cell-style-name="Default"/>
        <table:table-column table:style-name="co18" table:default-cell-style-name="ce37"/>
        <table:table-column table:style-name="co1" table:default-cell-style-name="ce8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8"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prepositio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bi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bl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0" office:value-type="string">
            <text:p>end</text:p>
          </table:table-cell>
          <table:table-cell table:style-name="ce28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0" office:value-type="string">
            <text:p>reach</text:p>
          </table:table-cell>
          <table:table-cell table:style-name="ce28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eo</text:p>
          </table:table-cell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io</text:p>
          </table:table-cell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u</text:p>
          </table:table-cell>
          <table:table-cell office:value-type="string">
            <text:p>verb</text:p>
          </table:table-cell>
          <table:table-cell table:style-name="ce20" office:value-type="string">
            <text:p>bring</text:p>
          </table:table-cell>
          <table:table-cell table:style-name="ce28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gra</text:p>
          </table:table-cell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u</text:p>
          </table:table-cell>
          <table:table-cell office:value-type="string">
            <text:p>verb</text:p>
          </table:table-cell>
          <table:table-cell table:style-name="ce20" office:value-type="string">
            <text:p>help</text:p>
          </table:table-cell>
          <table:table-cell table:style-name="ce28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ota</text:p>
          </table:table-cell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2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lu</text:p>
          </table:table-cell>
          <table:table-cell office:value-type="string">
            <text:p>verb</text:p>
          </table:table-cell>
          <table:table-cell table:style-name="ce20" office:value-type="string">
            <text:p>call</text:p>
          </table:table-cell>
          <table:table-cell table:style-name="ce28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ru</text:p>
          </table:table-cell>
          <table:table-cell office:value-type="string">
            <text:p>verb</text:p>
          </table:table-cell>
          <table:table-cell table:style-name="ce20" office:value-type="string">
            <text:p>appear</text:p>
          </table:table-cell>
          <table:table-cell table:style-name="ce28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qua</text:p>
          </table:table-cell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rea</text:p>
          </table:table-cell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0" office:value-type="string">
            <text:p>arrive</text:p>
          </table:table-cell>
          <table:table-cell table:style-name="ce28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i</text:p>
          </table:table-cell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3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verb</text:p>
          </table:table-cell>
          <table:table-cell table:style-name="ce20" office:value-type="string">
            <text:p>askfor</text:p>
          </table:table-cell>
          <table:table-cell table:style-name="ce28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3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listen</text:p>
          </table:table-cell>
          <table:table-cell table:style-name="ce28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1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n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baca</text:p>
          </table:table-cell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bei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bixa</text:p>
          </table:table-cell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za</text:p>
          </table:table-cell>
          <table:table-cell office:value-type="string">
            <text:p>verb</text:p>
          </table:table-cell>
          <table:table-cell table:style-name="ce20" office:value-type="string">
            <text:p>need</text:p>
          </table:table-cell>
          <table:table-cell table:style-name="ce28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obo</text:p>
          </table:table-cell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ora</text:p>
          </table:table-cell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0" office:value-type="string">
            <text:p>lookfor</text:p>
          </table:table-cell>
          <table:table-cell table:style-name="ce28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byta</text:p>
          </table:table-cell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6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0" office:value-type="string">
            <text:p>fall</text:p>
          </table:table-cell>
          <table:table-cell table:style-name="ce28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do</text:p>
          </table:table-cell>
          <table:table-cell office:value-type="string">
            <text:p>adjective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ga</text:p>
          </table:table-cell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gu</text:p>
          </table:table-cell>
          <table:table-cell office:value-type="string">
            <text:p>verb</text:p>
          </table:table-cell>
          <table:table-cell table:style-name="ce20" office:value-type="string">
            <text:p>change</text:p>
          </table:table-cell>
          <table:table-cell table:style-name="ce28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ia</text:p>
          </table:table-cell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ma</text:p>
          </table:table-cell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a</text:p>
          </table:table-cell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0" office:value-type="string">
            <text:p>understand</text:p>
          </table:table-cell>
          <table:table-cell table:style-name="ce28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so</text:p>
          </table:table-cell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7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ata</text:p>
          </table:table-cell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eda</text:p>
          </table:table-cell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ceto</text:p>
          </table:table-cell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0" office:value-type="string">
            <text:p>accept</text:p>
          </table:table-cell>
          <table:table-cell table:style-name="ce28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ica</text:p>
          </table:table-cell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8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cira</text:p>
          </table:table-cell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cito</text:p>
          </table:table-cell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9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u</text:p>
          </table:table-cell>
          <table:table-cell office:value-type="string">
            <text:p>verb</text:p>
          </table:table-cell>
          <table:table-cell table:style-name="ce20" office:value-type="string">
            <text:p>know/meet</text:p>
          </table:table-cell>
          <table:table-cell table:style-name="ce28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copa</text:p>
          </table:table-cell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sa</text:p>
          </table:table-cell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C1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10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tu</text:p>
          </table:table-cell>
          <table:table-cell office:value-type="string">
            <text:p>verb</text:p>
          </table:table-cell>
          <table:table-cell table:style-name="ce20" office:value-type="string">
            <text:p>count</text:p>
          </table:table-cell>
          <table:table-cell table:style-name="ce28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oxa</text:p>
          </table:table-cell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1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verb</text:p>
          </table:table-cell>
          <table:table-cell table:style-name="ce20" office:value-type="string">
            <text:p>create</text:p>
          </table:table-cell>
          <table:table-cell table:style-name="ce28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1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1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1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ytu</text:p>
          </table:table-cell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1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yz</text:p>
          </table:table-cell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1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aco</text:p>
          </table:table-cell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1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ebu</text:p>
          </table:table-cell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0" office:value-type="string">
            <text:p>leave/allow</text:p>
          </table:table-cell>
          <table:table-cell table:style-name="ce28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1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12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des</text:p>
          </table:table-cell>
          <table:table-cell office:value-type="string">
            <text:p>preposition</text:p>
          </table:table-cell>
          <table:table-cell table:style-name="ce22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1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des</text:p>
          </table:table-cell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1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1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esu</text:p>
          </table:table-cell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0" office:value-type="string">
            <text:p>say</text:p>
          </table:table-cell>
          <table:table-cell table:style-name="ce28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1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iru</text:p>
          </table:table-cell>
          <table:table-cell office:value-type="string">
            <text:p>verb</text:p>
          </table:table-cell>
          <table:table-cell table:style-name="ce20" office:value-type="string">
            <text:p>direct</text:p>
          </table:table-cell>
          <table:table-cell table:style-name="ce28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1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1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1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nu</text:p>
          </table:table-cell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1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1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u</text:p>
          </table:table-cell>
          <table:table-cell office:value-type="string">
            <text:p>verb</text:p>
          </table:table-cell>
          <table:table-cell table:style-name="ce20" office:value-type="string">
            <text:p>owe</text:p>
          </table:table-cell>
          <table:table-cell table:style-name="ce28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1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dur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6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1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eco</text:p>
          </table:table-cell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1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14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n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14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1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u</text:p>
          </table:table-cell>
          <table:table-cell office:value-type="string">
            <text:p>verb</text:p>
          </table:table-cell>
          <table:table-cell table:style-name="ce20" office:value-type="string">
            <text:p>exist</text:p>
          </table:table-cell>
          <table:table-cell table:style-name="ce28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15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, was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ma</text:p>
          </table:table-cell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23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1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faxa</text:p>
          </table:table-cell>
          <table:table-cell office:value-type="string">
            <text:p>nouns</text:p>
          </table:table-cell>
          <table:table-cell table:style-name="ce24"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32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1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1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esa</text:p>
          </table:table-cell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1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1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e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1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o</text:p>
          </table:table-cell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ixu</text:p>
          </table:table-cell>
          <table:table-cell office:value-type="string">
            <text:p>verb</text:p>
          </table:table-cell>
          <table:table-cell table:style-name="ce20" office:value-type="string">
            <text:p>finish</text:p>
          </table:table-cell>
          <table:table-cell table:style-name="ce28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lea</text:p>
          </table:table-cell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oa</text:p>
          </table:table-cell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ca</text:p>
          </table:table-cell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1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ma</text:p>
          </table:table-cell>
          <table:table-cell office:value-type="string">
            <text:p>verb</text:p>
          </table:table-cell>
          <table:table-cell table:style-name="ce20" office:value-type="string">
            <text:p>form/make</text:p>
          </table:table-cell>
          <table:table-cell table:style-name="ce28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1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5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1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rea</text:p>
          </table:table-cell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1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uso</text:p>
          </table:table-cell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ba</text:p>
          </table:table-cell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1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verb</text:p>
          </table:table-cell>
          <table:table-cell table:style-name="ce20" office:value-type="string">
            <text:p>earn/win</text:p>
          </table:table-cell>
          <table:table-cell table:style-name="ce28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gata</text:p>
          </table:table-cell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gema</text:p>
          </table:table-cell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1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1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givu</text:p>
          </table:table-cell>
          <table:table-cell office:value-type="string">
            <text:p>verb</text:p>
          </table:table-cell>
          <table:table-cell table:style-name="ce20" office:value-type="string">
            <text:p>give</text:p>
          </table:table-cell>
          <table:table-cell table:style-name="ce28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1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1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1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1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1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2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19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haco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1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8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1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heba</text:p>
          </table:table-cell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1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hepa</text:p>
          </table:table-cell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1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2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20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2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2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ja</text:p>
          </table:table-cell>
          <table:table-cell office:value-type="string">
            <text:p>nouns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a</text:p>
          </table:table-cell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e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0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mja</text:p>
          </table:table-cell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intu</text:p>
          </table:table-cell>
          <table:table-cell office:value-type="string">
            <text:p>verb</text:p>
          </table:table-cell>
          <table:table-cell table:style-name="ce20" office:value-type="string">
            <text:p>enter</text:p>
          </table:table-cell>
          <table:table-cell table:style-name="ce28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2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office:value-type="string">
            <text:p>preposition</text:p>
          </table:table-cell>
          <table:table-cell table:style-name="ce22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2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z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2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2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t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ismo</text:p>
          </table:table-cell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2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e</text:p>
          </table:table-cell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2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22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ivea</text:p>
          </table:table-cell>
          <table:table-cell office:value-type="string">
            <text:p>verb</text:p>
          </table:table-cell>
          <table:table-cell table:style-name="ce20" office:value-type="string">
            <text:p>discover</text:p>
          </table:table-cell>
          <table:table-cell table:style-name="ce28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ara</text:p>
          </table:table-cell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2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joca</text:p>
          </table:table-cell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0" office:value-type="string">
            <text:p>play</text:p>
          </table:table-cell>
          <table:table-cell table:style-name="ce28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jona</text:p>
          </table:table-cell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2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2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2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eta</text:p>
          </table:table-cell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2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n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23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edu</text:p>
          </table:table-cell>
          <table:table-cell office:value-type="string">
            <text:p>verb</text:p>
          </table:table-cell>
          <table:table-cell table:style-name="ce20" office:value-type="string">
            <text:p>believe</text:p>
          </table:table-cell>
          <table:table-cell table:style-name="ce28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2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kitu</text:p>
          </table:table-cell>
          <table:table-cell office:value-type="string">
            <text:p>verb</text:p>
          </table:table-cell>
          <table:table-cell table:style-name="ce20" office:value-type="string">
            <text:p>maintain/keep</text:p>
          </table:table-cell>
          <table:table-cell table:style-name="ce28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2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2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pa</text:p>
          </table:table-cell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s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ece</text:p>
          </table:table-cell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24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legna</text:p>
          </table:table-cell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2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2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2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lej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2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su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leta</text:p>
          </table:table-cell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t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2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0" office:value-type="string">
            <text:p>read</text:p>
          </table:table-cell>
          <table:table-cell table:style-name="ce28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lis</text:p>
          </table:table-cell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C25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0" office:value-type="string">
            <text:p>live</text:p>
          </table:table-cell>
          <table:table-cell table:style-name="ce28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260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8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26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0" office:value-type="string">
            <text:p>lose</text:p>
          </table:table-cell>
          <table:table-cell table:style-name="ce28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2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luca</text:p>
          </table:table-cell>
          <table:table-cell office:value-type="string">
            <text:p>nouns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2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2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mama</text:p>
          </table:table-cell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na</text:p>
          </table:table-cell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mapo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xo</text:p>
          </table:table-cell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za</text:p>
          </table:table-cell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27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28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ela</text:p>
          </table:table-cell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2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sy</text:p>
          </table:table-cell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28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28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u</text:p>
          </table:table-cell>
          <table:table-cell office:value-type="string">
            <text:p>verb</text:p>
          </table:table-cell>
          <table:table-cell table:style-name="ce20" office:value-type="string">
            <text:p>watch/lookat</text:p>
          </table:table-cell>
          <table:table-cell table:style-name="ce28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so</text:p>
          </table:table-cell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oga</text:p>
          </table:table-cell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2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0" office:value-type="string">
            <text:p>die</text:p>
          </table:table-cell>
          <table:table-cell table:style-name="ce28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motra</text:p>
          </table:table-cell>
          <table:table-cell office:value-type="string">
            <text:p>nouns</text:p>
          </table:table-cell>
          <table:table-cell table:style-name="ce25"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xe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muxo</text:p>
          </table:table-cell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2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preposition</text:p>
          </table:table-cell>
          <table:table-cell table:style-name="ce25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 bei</text:p>
          </table:table-cell>
          <table:table-cell office:value-type="string">
            <text:p>preposition</text:p>
          </table:table-cell>
          <table:table-cell table:style-name="ce26"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02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3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ata</text:p>
          </table:table-cell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3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ta</text:p>
          </table:table-cell>
          <table:table-cell office:value-type="string">
            <text:p>verb</text:p>
          </table:table-cell>
          <table:table-cell table:style-name="ce20" office:value-type="string">
            <text:p>beborn</text:p>
          </table:table-cell>
          <table:table-cell table:style-name="ce28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3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au</text:p>
          </table:table-cell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3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3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ela</text:p>
          </table:table-cell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3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ib</text:p>
          </table:table-cell>
          <table:table-cell office:value-type="string">
            <text:p>preposition</text:p>
          </table:table-cell>
          <table:table-cell table:style-name="ce25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da</text:p>
          </table:table-cell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3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iga</text:p>
          </table:table-cell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3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ina</text:p>
          </table:table-cell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3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ine</text:p>
          </table:table-cell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3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3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2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3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zu</text:p>
          </table:table-cell>
          <table:table-cell office:value-type="string">
            <text:p>verb</text:p>
          </table:table-cell>
          <table:table-cell table:style-name="ce20" office:value-type="string">
            <text:p>begin</text:p>
          </table:table-cell>
          <table:table-cell table:style-name="ce28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3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adverb</text:p>
          </table:table-cell>
          <table:table-cell table:style-name="Default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k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ma</text:p>
          </table:table-cell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3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3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xa</text:p>
          </table:table-cell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3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u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32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c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ur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3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aia</text:p>
          </table:table-cell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3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obiu</text:p>
          </table:table-cell>
          <table:table-cell office:value-type="string">
            <text:p>verb</text:p>
          </table:table-cell>
          <table:table-cell table:style-name="ce20" office:value-type="string">
            <text:p>get</text:p>
          </table:table-cell>
          <table:table-cell table:style-name="ce28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3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3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ru</text:p>
          </table:table-cell>
          <table:table-cell office:value-type="string">
            <text:p>verb</text:p>
          </table:table-cell>
          <table:table-cell table:style-name="ce20" office:value-type="string">
            <text:p>occur/happen</text:p>
          </table:table-cell>
          <table:table-cell table:style-name="ce28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3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ru</text:p>
          </table:table-cell>
          <table:table-cell office:value-type="string">
            <text:p>verb</text:p>
          </table:table-cell>
          <table:table-cell table:style-name="ce20" office:value-type="string">
            <text:p>offer</text:p>
          </table:table-cell>
          <table:table-cell table:style-name="ce28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3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34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0" office:value-type="string">
            <text:p>hear</text:p>
          </table:table-cell>
          <table:table-cell table:style-name="ce28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3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okia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3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3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3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34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3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5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1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iu</text:p>
          </table:table-cell>
          <table:table-cell office:value-type="string">
            <text:p>verb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table:number-columns-repeated="5"/>
          <table:table-cell office:value-type="string">
            <text:p>BA</text:p>
          </table:table-cell>
          <table:table-cell table:formula="of:=LEN([.C3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35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verb</text:p>
          </table:table-cell>
          <table:table-cell table:style-name="ce20" office:value-type="string">
            <text:p>open</text:p>
          </table:table-cell>
          <table:table-cell table:style-name="ce28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3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ovua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3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zea</text:p>
          </table:table-cell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3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table:style-name="ce22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5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ch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3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u</text:p>
          </table:table-cell>
          <table:table-cell office:value-type="string">
            <text:p>verb</text:p>
          </table:table-cell>
          <table:table-cell table:style-name="ce20" office:value-type="string">
            <text:p>pay</text:p>
          </table:table-cell>
          <table:table-cell table:style-name="ce28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3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la</text:p>
          </table:table-cell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36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alu</text:p>
          </table:table-cell>
          <table:table-cell office:value-type="string">
            <text:p>verb</text:p>
          </table:table-cell>
          <table:table-cell table:style-name="ce20" office:value-type="string">
            <text:p>speak/talk</text:p>
          </table:table-cell>
          <table:table-cell table:style-name="ce28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3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na</text:p>
          </table:table-cell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3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apa</text:p>
          </table:table-cell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3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0" office:value-type="string">
            <text:p>stop</text:p>
          </table:table-cell>
          <table:table-cell table:style-name="ce28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3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parta</text:p>
          </table:table-cell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36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tu</text:p>
          </table:table-cell>
          <table:table-cell office:value-type="string">
            <text:p>verb</text:p>
          </table:table-cell>
          <table:table-cell table:style-name="ce20" office:value-type="string">
            <text:p>leave</text:p>
          </table:table-cell>
          <table:table-cell table:style-name="ce28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36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0" office:value-type="string">
            <text:p>happen/pass</text:p>
          </table:table-cell>
          <table:table-cell table:style-name="ce28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3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3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a</text:p>
          </table:table-cell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3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0" office:value-type="string">
            <text:p>beableto</text:p>
          </table:table-cell>
          <table:table-cell table:style-name="ce28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3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37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verb</text:p>
          </table:table-cell>
          <table:table-cell table:style-name="ce20" office:value-type="string">
            <text:p>explain</text:p>
          </table:table-cell>
          <table:table-cell table:style-name="ce28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3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ero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3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3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tsa</text:p>
          </table:table-cell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exa</text:p>
          </table:table-cell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3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za</text:p>
          </table:table-cell>
          <table:table-cell office:value-type="string">
            <text:p>verb</text:p>
          </table:table-cell>
          <table:table-cell table:style-name="ce20" office:value-type="string">
            <text:p>introduce/present</text:p>
          </table:table-cell>
          <table:table-cell table:style-name="ce28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ezu</text:p>
          </table:table-cell>
          <table:table-cell office:value-type="string">
            <text:p>verb</text:p>
          </table:table-cell>
          <table:table-cell table:style-name="ce20" office:value-type="string">
            <text:p>start</text:p>
          </table:table-cell>
          <table:table-cell table:style-name="ce28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3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0" office:value-type="string">
            <text:p>like</text:p>
          </table:table-cell>
          <table:table-cell table:style-name="ce28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3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3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id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3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isu</text:p>
          </table:table-cell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3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lue</text:p>
          </table:table-cell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3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oia</text:p>
          </table:table-cell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3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9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3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u</text:p>
          </table:table-cell>
          <table:table-cell office:value-type="string">
            <text:p>verb</text:p>
          </table:table-cell>
          <table:table-cell table:style-name="ce20" office:value-type="string">
            <text:p>permit/allow</text:p>
          </table:table-cell>
          <table:table-cell table:style-name="ce28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3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0" office:value-type="string">
            <text:p>put</text:p>
          </table:table-cell>
          <table:table-cell table:style-name="ce28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3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3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pa</text:p>
          </table:table-cell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3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3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3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u</text:p>
          </table:table-cell>
          <table:table-cell office:value-type="string">
            <text:p>verb</text:p>
          </table:table-cell>
          <table:table-cell table:style-name="ce20" office:value-type="string">
            <text:p>carry</text:p>
          </table:table-cell>
          <table:table-cell table:style-name="ce28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3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s</text:p>
          </table:table-cell>
          <table:table-cell office:value-type="string">
            <text:p>preposition</text:p>
          </table:table-cell>
          <table:table-cell table:style-name="ce26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4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su</text:p>
          </table:table-cell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4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4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4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so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4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u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8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z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4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4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4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0" office:value-type="string">
            <text:p>try</text:p>
          </table:table-cell>
          <table:table-cell table:style-name="ce28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41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0" office:value-type="string">
            <text:p>produce</text:p>
          </table:table-cell>
          <table:table-cell table:style-name="ce28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4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4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4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4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puto</text:p>
          </table:table-cell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4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4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4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4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ata</text:p>
          </table:table-cell>
          <table:table-cell office:value-type="string">
            <text:p>nouns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0" office:value-type="string">
            <text:p>getup/raise</text:p>
          </table:table-cell>
          <table:table-cell table:style-name="ce28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4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4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42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ecio</text:p>
          </table:table-cell>
          <table:table-cell office:value-type="string">
            <text:p>verb</text:p>
          </table:table-cell>
          <table:table-cell table:style-name="ce20" office:value-type="string">
            <text:p>receive</text:p>
          </table:table-cell>
          <table:table-cell table:style-name="ce28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4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42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cu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8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u</text:p>
          </table:table-cell>
          <table:table-cell office:value-type="string">
            <text:p>verb</text:p>
          </table:table-cell>
          <table:table-cell table:style-name="ce20" office:value-type="string">
            <text:p>recognize</text:p>
          </table:table-cell>
          <table:table-cell table:style-name="ce28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4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0" office:value-type="string">
            <text:p>return/comeback</text:p>
          </table:table-cell>
          <table:table-cell table:style-name="ce28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4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4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4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43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0" office:value-type="string">
            <text:p>turnout</text:p>
          </table:table-cell>
          <table:table-cell table:style-name="ce28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4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ice</text:p>
          </table:table-cell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4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rimu</text:p>
          </table:table-cell>
          <table:table-cell office:value-type="string">
            <text:p>verb</text:p>
          </table:table-cell>
          <table:table-cell table:style-name="ce20" office:value-type="string">
            <text:p>remember</text:p>
          </table:table-cell>
          <table:table-cell table:style-name="ce28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4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obin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4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ovo</text:p>
          </table:table-cell>
          <table:table-cell office:value-type="string">
            <text:p>ad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4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4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table:style-name="ce20" office:value-type="string">
            <text:p>find</text:p>
          </table:table-cell>
          <table:table-cell table:style-name="ce28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4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4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du</text:p>
          </table:table-cell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4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0" office:value-type="string">
            <text:p>takeout</text:p>
          </table:table-cell>
          <table:table-cell table:style-name="ce28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4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4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po</text:p>
          </table:table-cell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44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ru</text:p>
          </table:table-cell>
          <table:table-cell office:value-type="string">
            <text:p>verb</text:p>
          </table:table-cell>
          <table:table-cell table:style-name="ce20" office:value-type="string">
            <text:p>goout</text:p>
          </table:table-cell>
          <table:table-cell table:style-name="ce28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to</text:p>
          </table:table-cell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4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4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0" office:value-type="string">
            <text:p>know</text:p>
          </table:table-cell>
          <table:table-cell table:style-name="ce28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4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4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da</text:p>
          </table:table-cell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4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eda</text:p>
          </table:table-cell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45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0" office:value-type="string">
            <text:p>follow</text:p>
          </table:table-cell>
          <table:table-cell table:style-name="ce28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4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45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0" office:value-type="string">
            <text:p>seem</text:p>
          </table:table-cell>
          <table:table-cell table:style-name="ce28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4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0" office:value-type="string">
            <text:p>feel</text:p>
          </table:table-cell>
          <table:table-cell table:style-name="ce28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4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45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0" office:value-type="string">
            <text:p>serve/function</text:p>
          </table:table-cell>
          <table:table-cell table:style-name="ce28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4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4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igo</text:p>
          </table:table-cell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4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46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4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po</text:p>
          </table:table-cell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4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soda</text:p>
          </table:table-cell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verb</text:p>
          </table:table-cell>
          <table:table-cell table:style-name="ce20" office:value-type="string">
            <text:p>consider</text:p>
          </table:table-cell>
          <table:table-cell table:style-name="ce28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4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4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4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4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omu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na</text:p>
          </table:table-cell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4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a</text:p>
          </table:table-cell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ora</text:p>
          </table:table-cell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48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4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8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2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0" office:value-type="string">
            <text:p>suppose</text:p>
          </table:table-cell>
          <table:table-cell table:style-name="ce28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4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5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8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</text:p>
          </table:table-cell>
          <table:table-cell office:value-type="string">
            <text:p>verb</text:p>
          </table:table-cell>
          <table:table-cell table:style-name="ce20" office:value-type="string">
            <text:p>convert/change</text:p>
          </table:table-cell>
          <table:table-cell table:style-name="ce28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7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8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4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4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tempa</text:p>
          </table:table-cell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4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era</text:p>
          </table:table-cell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ta</text:p>
          </table:table-cell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4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ira</text:p>
          </table:table-cell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4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0" office:value-type="string">
            <text:p>touch/play</text:p>
          </table:table-cell>
          <table:table-cell table:style-name="ce28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la</text:p>
          </table:table-cell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0" office:value-type="string">
            <text:p>take</text:p>
          </table:table-cell>
          <table:table-cell table:style-name="ce28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0" office:value-type="string">
            <text:p>treat</text:p>
          </table:table-cell>
          <table:table-cell table:style-name="ce28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0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22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50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tuda</text:p>
          </table:table-cell>
          <table:table-cell office:value-type="string">
            <text:p>verb</text:p>
          </table:table-cell>
          <table:table-cell table:style-name="ce20" office:value-type="string">
            <text:p>study</text:p>
          </table:table-cell>
          <table:table-cell table:style-name="ce28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5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5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5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5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5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5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5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5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5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5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nro</text:p>
          </table:table-cell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rta</text:p>
          </table:table-cell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0" office:value-type="string">
            <text:p>use</text:p>
          </table:table-cell>
          <table:table-cell table:style-name="ce28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5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5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xa</text:p>
          </table:table-cell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5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aca</text:p>
          </table:table-cell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ale</text:p>
          </table:table-cell>
          <table:table-cell office:value-type="string">
            <text:p>adjectiv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52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0" office:value-type="string">
            <text:p>wait</text:p>
          </table:table-cell>
          <table:table-cell table:style-name="ce28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5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52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5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nta</text:p>
          </table:table-cell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53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table:style-name="ce20" office:value-type="string">
            <text:p>come</text:p>
          </table:table-cell>
          <table:table-cell table:style-name="ce28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5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3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5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54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5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5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eposition</text:p>
          </table:table-cell>
          <table:table-cell table:style-name="ce21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5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ue</text:p>
          </table:table-cell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5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ava</text:p>
          </table:table-cell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551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table:style-name="ce20" office:value-type="string">
            <text:p>stay</text:p>
          </table:table-cell>
          <table:table-cell table:style-name="ce28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5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55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osu</text:p>
          </table:table-cell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5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xuza</text:p>
          </table:table-cell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55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5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5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5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e</text:p>
          </table:table-cell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563])" office:value-type="float" office:value="3">
            <text:p>3</text:p>
          </table:table-cell>
          <table:table-cell table:number-columns-repeated="1008"/>
        </table:table-row>
        <table:table-row table:style-name="ro1" table:number-rows-repeated="10480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63">
          <table:sort>
            <table:sort-by table:field-number="2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10/15/2019</text:date>, <text:time>22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5T22:50:26.04</dc:date>
    <meta:editing-duration>P11DT18H16M50S</meta:editing-duration>
    <meta:editing-cycles>91</meta:editing-cycles>
    <meta:document-statistic meta:table-count="10" meta:cell-count="7804" meta:object-count="0"/>
  </office:meta>
</office:document-meta>
</file>